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"/>
    <style:font-face style:name="Consolas1" svg:font-family="Consolas, Monaco, 'Andale Mono', 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" style:font-family-generic="modern" style:font-pitch="fixed"/>
    <style:font-face style:name="Liberation Mono3" svg:font-family="'Liberation Mono', 'Courier New'" style:font-family-generic="system" style:font-pitch="fixed"/>
    <style:font-face style:name="Noto Sans CJK SC Regular2" svg:font-family="'Noto Sans CJK SC Regular'" style:font-family-generic="system" style:font-pitch="fixed"/>
    <style:font-face style:name="Consolas2" svg:font-family="Consolas, Monaco" style:font-pitch="variable"/>
    <style:font-face style:name="Liberation Serif1" svg:font-family="'Liberation Serif'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d622" officeooo:paragraph-rsid="0006d622"/>
    </style:style>
    <style:style style:name="P2" style:family="paragraph" style:parent-style-name="Text_20_body">
      <style:text-properties officeooo:rsid="00087aa7" officeooo:paragraph-rsid="0009ad8f"/>
    </style:style>
    <style:style style:name="P3" style:family="paragraph" style:parent-style-name="Text_20_body">
      <style:text-properties officeooo:rsid="00087aa7" officeooo:paragraph-rsid="000b363c"/>
    </style:style>
    <style:style style:name="P4" style:family="paragraph" style:parent-style-name="Text_20_body">
      <style:text-properties officeooo:paragraph-rsid="000d6025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087aa7" officeooo:paragraph-rsid="0009ad8f"/>
    </style:style>
    <style:style style:name="P6" style:family="paragraph" style:parent-style-name="Text_20_body">
      <style:text-properties officeooo:rsid="0009ad8f" officeooo:paragraph-rsid="000b363c"/>
    </style:style>
    <style:style style:name="P7" style:family="paragraph" style:parent-style-name="Text_20_body">
      <style:text-properties officeooo:paragraph-rsid="000f1d5b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09ad8f" officeooo:paragraph-rsid="0009ad8f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="solid" draw:fill-color="#dddddd" draw:opacity="100%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dddddd" draw:opacity="100%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nsolas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Mono2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9ad8f"/>
    </style:style>
    <style:style style:name="T2" style:family="text">
      <style:text-properties fo:font-variant="normal" fo:text-transform="none" fo:color="#000000" style:font-name="Consolas1" fo:font-size="10.5pt" fo:letter-spacing="normal" fo:font-style="normal" fo:font-weight="normal" officeooo:rsid="0009ad8f" loext:padding="0in" loext:border="none"/>
    </style:style>
    <style:style style:name="T3" style:family="text">
      <style:text-properties fo:font-variant="normal" fo:text-transform="none" fo:color="#000000" style:font-name="Consolas1" fo:font-size="18.5pt" fo:letter-spacing="normal" fo:font-style="normal" fo:font-weight="bold" officeooo:rsid="000d6025" style:font-size-asian="18.2000007629395pt" style:font-weight-asian="bold" style:font-size-complex="18.2000007629395pt" style:font-weight-complex="bold" loext:padding="0in" loext:border="none"/>
    </style:style>
    <style:style style:name="T4" style:family="text">
      <style:text-properties fo:font-variant="normal" fo:text-transform="none" fo:color="#000000" style:font-name="Consolas1" fo:font-size="18.5pt" fo:letter-spacing="normal" fo:font-style="normal" fo:font-weight="bold" officeooo:rsid="0009ad8f" style:font-size-asian="18.2000007629395pt" style:font-weight-asian="bold" style:font-size-complex="18.2000007629395pt" style:font-weight-complex="bold" loext:padding="0in" loext:border="none"/>
    </style:style>
    <style:style style:name="T5" style:family="text">
      <style:text-properties fo:font-variant="normal" fo:text-transform="none" fo:color="#000000" style:font-name="Consolas1" fo:font-size="18.5pt" fo:letter-spacing="normal" fo:font-style="normal" fo:font-weight="bold" officeooo:rsid="000f1d5b" style:font-size-asian="18.2000007629395pt" style:font-weight-asian="bold" style:font-size-complex="18.2000007629395pt" style:font-weight-complex="bold" loext:padding="0in" loext:border="none"/>
    </style:style>
    <style:style style:name="T6" style:family="text">
      <style:text-properties fo:font-variant="normal" fo:text-transform="none" fo:color="#000000" style:font-name="Consolas1" fo:font-size="12pt" fo:letter-spacing="normal" fo:font-style="normal" fo:font-weight="bold" officeooo:rsid="000f1d5b" style:font-size-asian="10.5pt" style:font-weight-asian="bold" style:font-size-complex="12pt" style:font-weight-complex="bold" loext:padding="0in" loext:border="none"/>
    </style:style>
    <style:style style:name="T7" style:family="text">
      <style:text-properties fo:font-variant="normal" fo:text-transform="none" fo:color="#000000" style:font-name="Consolas1" fo:font-size="12pt" fo:letter-spacing="normal" fo:font-style="normal" fo:font-weight="normal" officeooo:rsid="000d6025" style:font-size-asian="10.5pt" style:font-weight-asian="normal" style:font-size-complex="12pt" style:font-weight-complex="normal" loext:padding="0in" loext:border="none"/>
    </style:style>
    <style:style style:name="T8" style:family="text">
      <style:text-properties fo:color="#000000" officeooo:rsid="0009ad8f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solid" draw:fill-color="#dddddd" draw:opacity="100%" draw:textarea-vertical-align="middle" fo:min-height="0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draw:opacity="100%" draw:textarea-vertical-align="middle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dddddd" draw:opacity="100%" draw:textarea-vertical-align="middle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 Documentation <text:line-break/>For Animal Detection</text:p>
      <text:p text:style-name="Text_20_body"/>
      <text:p text:style-name="Text_20_body"/>
      <text:h text:style-name="Heading_20_1" text:outline-level="1">Server side code:</text:h>
      <text:p text:style-name="Text_20_body"/>
      <text:p text:style-name="P3"><draw:frame text:anchor-type="paragraph" draw:z-index="0" draw:name="Shape1" draw:style-name="gr1" draw:text-style-name="P10" svg:width="1.8012in" svg:height="0.2331in" svg:x="1.1189in" svg:y="-0.0047in"><draw:text-box><text:p text:style-name="P9"><text:span text:style-name="T9"><text:s/></text:span><text:span text:style-name="T9">server/main.py</text:span></text:p></draw:text-box></draw:frame>Main file path : </text:p>
      <text:p text:style-name="P6"><draw:frame text:anchor-type="paragraph" draw:z-index="1" draw:name="Shape1" draw:style-name="gr1" draw:text-style-name="P10" svg:width="1.8012in" svg:height="0.2331in" svg:x="1.1193in" svg:y="-0.0244in"><draw:text-box><text:p><text:span text:style-name="T9">python3 main.py</text:span></text:p></draw:text-box></draw:frame>To execute run : </text:p>
      <text:p text:style-name="P3"><text:span text:style-name="T1">To run code on new machine make sure these packages are installed</text:span><text:span text:style-name="Source_20_Text"><text:span text:style-name="T2">:</text:span></text:span></text:p>
      <text:p text:style-name="P8">timeout-decorator==0.4.0</text:p>
      <text:p text:style-name="P8">pyserial==3.4</text:p>
      <text:p text:style-name="P8">XBee==2.3.2</text:p>
      <text:p text:style-name="P8">construct==2.9.45</text:p>
      <text:p text:style-name="P5"><text:span text:style-name="T1">tensorflow==1.8.0 </text:span><text:s/></text:p>
      <text:p text:style-name="P1"/>
      <text:p text:style-name="P2"><draw:frame text:anchor-type="paragraph" draw:z-index="2" draw:name="Shape1" draw:style-name="gr2" draw:text-style-name="P11" svg:width="2.6559in" svg:height="0.2504in" svg:x="0.9256in" svg:y="-0.0382in"><draw:text-box><text:p><text:span text:style-name="T10">pip3 install -r requirements.txt</text:span></text:p></draw:text-box></draw:frame><text:span text:style-name="T1"> by running :</text:span><text:span text:style-name="T8"> </text:span></text:p>
      <text:p text:style-name="P2"><text:span text:style-name="Source_20_Text"><text:span text:style-name="T2"/></text:span></text:p>
      <text:h text:style-name="Heading_20_1" text:outline-level="1"><text:span text:style-name="Source_20_Text"><text:span text:style-name="T3">Sensor</text:span></text:span><text:span text:style-name="Source_20_Text"><text:span text:style-name="T4"> side code:</text:span></text:span></text:h>
      <text:p text:style-name="P7"><text:span text:style-name="Source_20_Text"><text:span text:style-name="T5"/></text:span></text:p>
      <text:p text:style-name="P7"><text:span text:style-name="Source_20_Text"><text:span text:style-name="T6">To access Rpi from terminal : ssh pi@10.42.0.88</text:span></text:span></text:p>
      <text:p text:style-name="P4"><draw:frame text:anchor-type="paragraph" draw:z-index="3" draw:name="Shape1" draw:style-name="gr3" draw:text-style-name="P10" svg:width="2.9614in" svg:height="0.2323in" svg:x="1.3047in" svg:y="-0.0173in"><draw:text-box><text:p><text:span text:style-name="T9"><text:s/></text:span><text:span text:style-name="T9">raspberrypi_node/sensor_node.py</text:span></text:p></draw:text-box></draw:frame><text:span text:style-name="Source_20_Text"><text:span text:style-name="T7">Main file path : </text:span></text:span></text:p>
      <text:p text:style-name="P4"><draw:frame text:anchor-type="paragraph" draw:z-index="4" draw:name="Shape1" draw:style-name="gr3" draw:text-style-name="P10" svg:width="2.9614in" svg:height="0.2323in" svg:x="1.2752in" svg:y="0.0091in"><draw:text-box><text:p><text:span text:style-name="T9">python3 sensor_node.py</text:span></text:p></draw:text-box></draw:frame><text:span text:style-name="Source_20_Text"><text:span text:style-name="T7">To run :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"/>
    <style:font-face style:name="Consolas1" svg:font-family="Consolas, Monaco, 'Andale Mono', 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" style:font-family-generic="modern" style:font-pitch="fixed"/>
    <style:font-face style:name="Liberation Mono3" svg:font-family="'Liberation Mono', 'Courier New'" style:font-family-generic="system" style:font-pitch="fixed"/>
    <style:font-face style:name="Noto Sans CJK SC Regular2" svg:font-family="'Noto Sans CJK SC Regular'" style:font-family-generic="system" style:font-pitch="fixed"/>
    <style:font-face style:name="Consolas2" svg:font-family="Consolas, Monaco" style:font-pitch="variable"/>
    <style:font-face style:name="Liberation Serif1" svg:font-family="'Liberation Serif'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43:16.869217885</meta:creation-date>
    <dc:date>2018-09-28T16:36:35.116602702</dc:date>
    <meta:editing-duration>PT20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56" meta:character-count="347" meta:non-whitespace-character-count="299"/>
  </office:meta>
</office:document-meta>
</file>